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lementAttributes.setIsSpool( boolean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addElementEventHandlers( ArrayList eventHandl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lementAttributes.cop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lementAttributes.addElementEventHandler( IElementEventHandler event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lementAttributes.setLastAccessTimeN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clone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ElementAttributes.setIsEternal( boolean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getIsE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setIsLateral( boolean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Elemen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lementAttributes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getCre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ElementAttributes( Element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lementAttributes.getIsS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setIdleTime( long i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getIdl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setIsRemote( boolean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lementAttributes.setMaxLifeSeconds( long m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getMaxLifeSeco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getTimeToLiveSeco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lementAttributes.getElementEventHand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getLastAccess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getIsRemo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getIsLater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set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setCre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